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paragraph-rsid="00272da6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272da6"/>
    </style:style>
    <style:style style:name="P22" style:family="paragraph" style:parent-style-name="Standard">
      <style:text-properties officeooo:rsid="00272da6" officeooo:paragraph-rsid="00272da6"/>
    </style:style>
    <style:style style:name="P23" style:family="paragraph" style:parent-style-name="Standard">
      <style:text-properties officeooo:rsid="00272da6" officeooo:paragraph-rsid="002b129f"/>
    </style:style>
    <style:style style:name="P24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25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26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27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28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29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30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31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32" style:family="paragraph" style:parent-style-name="Standard">
      <style:text-properties officeooo:rsid="00272da6" officeooo:paragraph-rsid="002c3bd6"/>
    </style:style>
    <style:style style:name="P33" style:family="paragraph" style:parent-style-name="Standard">
      <style:text-properties officeooo:rsid="00272da6" officeooo:paragraph-rsid="0030c406"/>
    </style:style>
    <style:style style:name="P34" style:family="paragraph" style:parent-style-name="Standard">
      <style:text-properties officeooo:rsid="00272da6" officeooo:paragraph-rsid="00354618"/>
    </style:style>
    <style:style style:name="P35" style:family="paragraph" style:parent-style-name="Standard">
      <style:text-properties officeooo:rsid="00272da6" officeooo:paragraph-rsid="00370f83"/>
    </style:style>
    <style:style style:name="P36" style:family="paragraph" style:parent-style-name="Standard">
      <style:text-properties officeooo:rsid="00272da6" officeooo:paragraph-rsid="00392197"/>
    </style:style>
    <style:style style:name="P37" style:family="paragraph" style:parent-style-name="Standard">
      <style:text-properties officeooo:rsid="00272da6" officeooo:paragraph-rsid="003ac64b"/>
    </style:style>
    <style:style style:name="P38" style:family="paragraph" style:parent-style-name="Standard">
      <style:text-properties officeooo:rsid="00272da6" officeooo:paragraph-rsid="004203a3"/>
    </style:style>
    <style:style style:name="P39" style:family="paragraph" style:parent-style-name="Standard">
      <style:text-properties officeooo:rsid="00272da6" officeooo:paragraph-rsid="0043c249"/>
    </style:style>
    <style:style style:name="P40" style:family="paragraph" style:parent-style-name="Standard">
      <style:text-properties officeooo:paragraph-rsid="002b129f"/>
    </style:style>
    <style:style style:name="P41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42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43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44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45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46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47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48" style:family="paragraph" style:parent-style-name="Standard">
      <style:text-properties officeooo:paragraph-rsid="002c3bd6"/>
    </style:style>
    <style:style style:name="P49" style:family="paragraph" style:parent-style-name="Standard">
      <style:text-properties officeooo:paragraph-rsid="0030c406"/>
    </style:style>
    <style:style style:name="P50" style:family="paragraph" style:parent-style-name="Standard">
      <style:text-properties officeooo:paragraph-rsid="00354618"/>
    </style:style>
    <style:style style:name="P51" style:family="paragraph" style:parent-style-name="Standard">
      <style:text-properties officeooo:paragraph-rsid="00370f83"/>
    </style:style>
    <style:style style:name="P52" style:family="paragraph" style:parent-style-name="Standard">
      <style:text-properties officeooo:paragraph-rsid="003ac64b"/>
    </style:style>
    <style:style style:name="P53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54" style:family="paragraph" style:parent-style-name="Standard">
      <style:text-properties officeooo:paragraph-rsid="004203a3"/>
    </style:style>
    <style:style style:name="P55" style:family="paragraph" style:parent-style-name="Standard">
      <style:text-properties officeooo:paragraph-rsid="0043c249"/>
    </style:style>
    <style:style style:name="P5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9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0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61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6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6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6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7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7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 style:list-style-name="L1">
      <style:text-properties officeooo:paragraph-rsid="002b129f"/>
    </style:style>
    <style:style style:name="P77" style:family="paragraph" style:parent-style-name="Text_20_body" style:list-style-name="L1">
      <style:text-properties officeooo:paragraph-rsid="002c3bd6"/>
    </style:style>
    <style:style style:name="P78" style:family="paragraph" style:parent-style-name="Text_20_body" style:list-style-name="L1">
      <style:text-properties officeooo:rsid="0103ba70" officeooo:paragraph-rsid="0026b597"/>
    </style:style>
    <style:style style:name="P79" style:family="paragraph" style:parent-style-name="Text_20_body" style:list-style-name="L7"/>
    <style:style style:name="P80" style:family="paragraph" style:parent-style-name="Text_20_body" style:list-style-name="L9"/>
    <style:style style:name="P81" style:family="paragraph" style:parent-style-name="Text_20_body" style:list-style-name="L2">
      <style:paragraph-properties fo:margin-top="0cm" fo:margin-bottom="0cm" loext:contextual-spacing="false"/>
    </style:style>
    <style:style style:name="P82" style:family="paragraph" style:parent-style-name="Text_20_body" style:list-style-name="L3">
      <style:paragraph-properties fo:margin-top="0cm" fo:margin-bottom="0cm" loext:contextual-spacing="false"/>
    </style:style>
    <style:style style:name="P83" style:family="paragraph" style:parent-style-name="Text_20_body" style:list-style-name="L4">
      <style:paragraph-properties fo:margin-top="0cm" fo:margin-bottom="0cm" loext:contextual-spacing="false"/>
    </style:style>
    <style:style style:name="P84" style:family="paragraph" style:parent-style-name="Text_20_body" style:list-style-name="L5">
      <style:paragraph-properties fo:margin-top="0cm" fo:margin-bottom="0cm" loext:contextual-spacing="false"/>
    </style:style>
    <style:style style:name="P85" style:family="paragraph" style:parent-style-name="Text_20_body" style:list-style-name="L6">
      <style:paragraph-properties fo:margin-top="0cm" fo:margin-bottom="0cm" loext:contextual-spacing="false"/>
    </style:style>
    <style:style style:name="P8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8" style:family="paragraph" style:parent-style-name="Heading_20_2">
      <style:text-properties officeooo:rsid="0026b597" officeooo:paragraph-rsid="002e6a31"/>
    </style:style>
    <style:style style:name="P89" style:family="paragraph" style:parent-style-name="Heading_20_2">
      <style:paragraph-properties fo:break-before="page"/>
      <style:text-properties officeooo:rsid="0026b597" officeooo:paragraph-rsid="002b129f"/>
    </style:style>
    <style:style style:name="P90" style:family="paragraph" style:parent-style-name="Heading_20_2">
      <style:paragraph-properties fo:break-before="page"/>
      <style:text-properties officeooo:rsid="0026b597" officeooo:paragraph-rsid="002c3bd6"/>
    </style:style>
    <style:style style:name="P91" style:family="paragraph" style:parent-style-name="Heading_20_2">
      <style:paragraph-properties fo:break-before="page"/>
      <style:text-properties officeooo:rsid="0026b597" officeooo:paragraph-rsid="0030c406"/>
    </style:style>
    <style:style style:name="P92" style:family="paragraph" style:parent-style-name="Heading_20_2">
      <style:paragraph-properties fo:break-before="page"/>
      <style:text-properties officeooo:rsid="0026b597" officeooo:paragraph-rsid="00354618"/>
    </style:style>
    <style:style style:name="P93" style:family="paragraph" style:parent-style-name="Heading_20_2">
      <style:paragraph-properties fo:break-before="page"/>
      <style:text-properties officeooo:rsid="0026b597" officeooo:paragraph-rsid="00370f83"/>
    </style:style>
    <style:style style:name="P9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9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9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97" style:family="paragraph" style:parent-style-name="Heading_20_1" style:master-page-name="Cos">
      <style:paragraph-properties fo:text-align="center" style:justify-single-word="false" style:page-number="auto"/>
    </style:style>
    <style:style style:name="P98" style:family="paragraph" style:parent-style-name="Heading_20_1">
      <style:paragraph-properties fo:break-before="page"/>
      <style:text-properties officeooo:rsid="002e6a31" officeooo:paragraph-rsid="002e6a31"/>
    </style:style>
    <style:style style:name="P9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00" style:family="paragraph" style:parent-style-name="Standard" style:list-style-name="L10">
      <style:text-properties officeooo:paragraph-rsid="0030c406"/>
    </style:style>
    <style:style style:name="P101" style:family="paragraph" style:parent-style-name="Standard" style:list-style-name="L10">
      <style:text-properties officeooo:paragraph-rsid="00354618"/>
    </style:style>
    <style:style style:name="P102" style:family="paragraph" style:parent-style-name="Standard" style:list-style-name="L10">
      <style:text-properties officeooo:paragraph-rsid="00370f83"/>
    </style:style>
    <style:style style:name="P103" style:family="paragraph" style:parent-style-name="Standard" style:list-style-name="L10">
      <style:text-properties officeooo:paragraph-rsid="003ac64b"/>
    </style:style>
    <style:style style:name="P104" style:family="paragraph" style:parent-style-name="Standard" style:list-style-name="L10">
      <style:text-properties officeooo:paragraph-rsid="004203a3"/>
    </style:style>
    <style:style style:name="P105" style:family="paragraph" style:parent-style-name="Standard" style:list-style-name="L10">
      <style:text-properties officeooo:paragraph-rsid="0043c249"/>
    </style:style>
    <style:style style:name="P106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107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10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10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110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111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112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113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114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11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fo:font-weight="bold" officeooo:rsid="0026b597"/>
    </style:style>
    <style:style style:name="T7" style:family="text">
      <style:text-properties fo:font-weight="bold" officeooo:rsid="00286c15"/>
    </style:style>
    <style:style style:name="T8" style:family="text">
      <style:text-properties style:font-name="Consolas"/>
    </style:style>
    <style:style style:name="T9" style:family="text">
      <style:text-properties officeooo:rsid="00286c15"/>
    </style:style>
    <style:style style:name="T10" style:family="text">
      <style:text-properties officeooo:rsid="002b129f"/>
    </style:style>
    <style:style style:name="T11" style:family="text">
      <style:text-properties officeooo:rsid="002c3bd6"/>
    </style:style>
    <style:style style:name="T12" style:family="text">
      <style:text-properties officeooo:rsid="002d8ed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06dc3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officeooo:rsid="002e6a31"/>
    </style:style>
    <style:style style:name="T18" style:family="text">
      <style:text-properties fo:font-style="italic" officeooo:rsid="00306dc3" style:font-style-asian="italic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1" style:family="text">
      <style:text-properties officeooo:rsid="00306dc3"/>
    </style:style>
    <style:style style:name="T22" style:family="text">
      <style:text-properties officeooo:rsid="0030c406"/>
    </style:style>
    <style:style style:name="T23" style:family="text">
      <style:text-properties officeooo:rsid="00354618"/>
    </style:style>
    <style:style style:name="T24" style:family="text">
      <style:text-properties officeooo:rsid="00370f83"/>
    </style:style>
    <style:style style:name="T25" style:family="text">
      <style:text-properties officeooo:rsid="003ac64b"/>
    </style:style>
    <style:style style:name="T26" style:family="text">
      <style:text-properties fo:color="#000000" style:font-name="Monospace" fo:font-size="10pt" fo:background-color="#ffffff" loext:char-shading-value="0" style:font-size-asian="10pt"/>
    </style:style>
    <style:style style:name="T27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2a00ff" style:font-name="Monospace" fo:font-size="10pt" fo:background-color="#ffffff" loext:char-shading-value="0" style:font-size-asian="10pt"/>
    </style:style>
    <style:style style:name="T31" style:family="text">
      <style:text-properties officeooo:rsid="003c009f"/>
    </style:style>
    <style:style style:name="T32" style:family="text">
      <style:text-properties officeooo:rsid="003c120d"/>
    </style:style>
    <style:style style:name="T33" style:family="text">
      <style:text-properties officeooo:rsid="0041c709"/>
    </style:style>
    <style:style style:name="T34" style:family="text">
      <style:text-properties officeooo:rsid="004203a3"/>
    </style:style>
    <style:style style:name="T35" style:family="text">
      <style:text-properties officeooo:rsid="0043c249"/>
    </style:style>
    <style:style style:name="T36" style:family="text">
      <style:text-properties officeooo:rsid="0045c84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17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17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6">Control de versions d'HELIUM</text:p>
      <text:p text:style-name="P62"><text:span text:style-name="T36">26</text:span> d<text:span text:style-name="T22">e febrer </text:span>de <text:span text:style-name="T2">2019</text:span></text:p>
      <text:p text:style-name="P63">Serveis d’Administració Electrònica en el Govern de les Illes Balears</text:p>
      <text:p text:style-name="P64">Lot 3 (Serveis de tramitació d’expedients electrònics)</text:p>
      <text:p text:style-name="P64"/>
      <text:p text:style-name="P64"/>
      <text:p text:style-name="P64"/>
      <text:p text:style-name="P64"/>
      <text:p text:style-name="P65">Oficina Tècnica de Direcció de Projecte</text:p>
      <text:list xml:id="list3485099131" text:style-name="Outline">
        <text:list-header>
          <text:h text:style-name="P9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7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8">Data</text:p>
          </table:table-cell>
          <table:table-cell table:style-name="Taula1.B2" office:value-type="string">
            <text:p text:style-name="P69">Autor</text:p>
          </table:table-cell>
          <table:table-cell table:style-name="Taula1.B2" office:value-type="string">
            <text:p text:style-name="P69">Versió</text:p>
          </table:table-cell>
          <table:table-cell table:style-name="Taula1.D2" office:value-type="string">
            <text:p text:style-name="P69">Canvis</text:p>
          </table:table-cell>
        </table:table-row>
        <table:table-row table:style-name="Taula1.1">
          <table:table-cell table:style-name="Taula1.A3" office:value-type="string">
            <text:p text:style-name="P70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71">Limit Tecnologies</text:p>
          </table:table-cell>
          <table:table-cell table:style-name="Taula1.C3" office:value-type="string">
            <text:p text:style-name="P70">v1.0</text:p>
          </table:table-cell>
          <table:table-cell table:style-name="Taula1.D3" office:value-type="string">
            <text:p text:style-name="P70">Versió inicial</text:p>
          </table:table-cell>
        </table:table-row>
        <table:table-row table:style-name="Taula1.1">
          <table:table-cell table:style-name="Taula1.A4" office:value-type="string">
            <text:p text:style-name="P72"/>
          </table:table-cell>
          <table:table-cell table:style-name="Taula1.B4" office:value-type="string">
            <text:p text:style-name="P72"/>
          </table:table-cell>
          <table:table-cell table:style-name="Taula1.C4" office:value-type="string">
            <text:p text:style-name="P72"/>
          </table:table-cell>
          <table:table-cell table:style-name="Taula1.D4" office:value-type="string">
            <text:p text:style-name="P72"/>
          </table:table-cell>
        </table:table-row>
        <table:table-row table:style-name="Taula1.1">
          <table:table-cell table:style-name="Taula1.A5" office:value-type="string">
            <text:p text:style-name="P72"/>
          </table:table-cell>
          <table:table-cell table:style-name="Taula1.B5" office:value-type="string">
            <text:p text:style-name="P72"/>
          </table:table-cell>
          <table:table-cell table:style-name="Taula1.C5" office:value-type="string">
            <text:p text:style-name="P72"/>
          </table:table-cell>
          <table:table-cell table:style-name="Taula1.D5" office:value-type="string">
            <text:p text:style-name="P72"/>
          </table:table-cell>
        </table:table-row>
        <table:table-row table:style-name="Taula1.1">
          <table:table-cell table:style-name="Taula1.A6" office:value-type="string">
            <text:p text:style-name="P72"/>
          </table:table-cell>
          <table:table-cell table:style-name="Taula1.B6" office:value-type="string">
            <text:p text:style-name="P72"/>
          </table:table-cell>
          <table:table-cell table:style-name="Taula1.C6" office:value-type="string">
            <text:p text:style-name="P72"/>
          </table:table-cell>
          <table:table-cell table:style-name="Taula1.D6" office:value-type="string">
            <text:p text:style-name="P72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7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8">Nom</text:p>
          </table:table-cell>
          <table:table-cell table:style-name="Taula2.B2" office:value-type="string">
            <text:p text:style-name="P69">Data</text:p>
          </table:table-cell>
          <table:table-cell table:style-name="Taula2.C2" office:value-type="string">
            <text:p text:style-name="P69">Àrea, departament o empresa</text:p>
          </table:table-cell>
        </table:table-row>
        <table:table-row table:style-name="Taula2.1">
          <table:table-cell table:style-name="Taula2.A3" office:value-type="string">
            <text:p text:style-name="P70"/>
          </table:table-cell>
          <table:table-cell table:style-name="Taula2.B3" office:value-type="string">
            <text:p text:style-name="P70"/>
          </table:table-cell>
          <table:table-cell table:style-name="Taula2.C3" office:value-type="string">
            <text:p text:style-name="P70"/>
          </table:table-cell>
        </table:table-row>
        <table:table-row table:style-name="Taula2.1">
          <table:table-cell table:style-name="Taula2.A4" office:value-type="string">
            <text:p text:style-name="P72"/>
          </table:table-cell>
          <table:table-cell table:style-name="Taula2.B4" office:value-type="string">
            <text:p text:style-name="P72"/>
          </table:table-cell>
          <table:table-cell table:style-name="Taula2.C4" office:value-type="string">
            <text:p text:style-name="P72"/>
          </table:table-cell>
        </table:table-row>
        <table:table-row table:style-name="Taula2.1">
          <table:table-cell table:style-name="Taula2.A5" office:value-type="string">
            <text:p text:style-name="P72"/>
          </table:table-cell>
          <table:table-cell table:style-name="Taula2.B5" office:value-type="string">
            <text:p text:style-name="P72"/>
          </table:table-cell>
          <table:table-cell table:style-name="Taula2.C5" office:value-type="string">
            <text:p text:style-name="P72"/>
          </table:table-cell>
        </table:table-row>
        <table:table-row table:style-name="Taula2.1">
          <table:table-cell table:style-name="Taula2.A6" office:value-type="string">
            <text:p text:style-name="P72"/>
          </table:table-cell>
          <table:table-cell table:style-name="Taula2.B6" office:value-type="string">
            <text:p text:style-name="P72"/>
          </table:table-cell>
          <table:table-cell table:style-name="Taula2.C6" office:value-type="string">
            <text:p text:style-name="P72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7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8">Nom</text:p>
          </table:table-cell>
          <table:table-cell table:style-name="Taula3.B2" office:value-type="string">
            <text:p text:style-name="P69">Data</text:p>
          </table:table-cell>
          <table:table-cell table:style-name="Taula3.C2" office:value-type="string">
            <text:p text:style-name="P69">Àrea, departament o empresa</text:p>
          </table:table-cell>
        </table:table-row>
        <table:table-row table:style-name="Taula3.1">
          <table:table-cell table:style-name="Taula3.A3" office:value-type="string">
            <text:p text:style-name="P70"/>
          </table:table-cell>
          <table:table-cell table:style-name="Taula3.B3" office:value-type="string">
            <text:p text:style-name="P70"/>
          </table:table-cell>
          <table:table-cell table:style-name="Taula3.C3" office:value-type="string">
            <text:p text:style-name="P70"/>
          </table:table-cell>
        </table:table-row>
        <table:table-row table:style-name="Taula3.1">
          <table:table-cell table:style-name="Taula3.A4" office:value-type="string">
            <text:p text:style-name="P72"/>
          </table:table-cell>
          <table:table-cell table:style-name="Taula3.B4" office:value-type="string">
            <text:p text:style-name="P72"/>
          </table:table-cell>
          <table:table-cell table:style-name="Taula3.C4" office:value-type="string">
            <text:p text:style-name="P72"/>
          </table:table-cell>
        </table:table-row>
        <table:table-row table:style-name="Taula3.1">
          <table:table-cell table:style-name="Taula3.A5" office:value-type="string">
            <text:p text:style-name="P72"/>
          </table:table-cell>
          <table:table-cell table:style-name="Taula3.B5" office:value-type="string">
            <text:p text:style-name="P72"/>
          </table:table-cell>
          <table:table-cell table:style-name="Taula3.C5" office:value-type="string">
            <text:p text:style-name="P72"/>
          </table:table-cell>
        </table:table-row>
        <table:table-row table:style-name="Taula3.1">
          <table:table-cell table:style-name="Taula3.A6" office:value-type="string">
            <text:p text:style-name="P72"/>
          </table:table-cell>
          <table:table-cell table:style-name="Taula3.B6" office:value-type="string">
            <text:p text:style-name="P72"/>
          </table:table-cell>
          <table:table-cell table:style-name="Taula3.C6" office:value-type="string">
            <text:p text:style-name="P72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7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8">Nom</text:p>
          </table:table-cell>
          <table:table-cell table:style-name="Taula6.B2" office:value-type="string">
            <text:p text:style-name="P69">Àrea, departament o empresa</text:p>
          </table:table-cell>
          <table:table-cell table:style-name="Taula6.C2" office:value-type="string">
            <text:p text:style-name="P69">Correu electrònic</text:p>
          </table:table-cell>
        </table:table-row>
        <table:table-row table:style-name="Taula6.1">
          <table:table-cell table:style-name="Taula6.A3" office:value-type="string">
            <text:p text:style-name="P70"/>
          </table:table-cell>
          <table:table-cell table:style-name="Taula6.B3" office:value-type="string">
            <text:p text:style-name="P70"/>
          </table:table-cell>
          <table:table-cell table:style-name="Taula6.C3" office:value-type="string">
            <text:p text:style-name="P70"/>
          </table:table-cell>
        </table:table-row>
        <table:table-row table:style-name="Taula6.1">
          <table:table-cell table:style-name="Taula6.A4" office:value-type="string">
            <text:p text:style-name="P72"/>
          </table:table-cell>
          <table:table-cell table:style-name="Taula6.B4" office:value-type="string">
            <text:p text:style-name="P72"/>
          </table:table-cell>
          <table:table-cell table:style-name="Taula6.C4" office:value-type="string">
            <text:p text:style-name="P72"/>
          </table:table-cell>
        </table:table-row>
        <table:table-row table:style-name="Taula6.1">
          <table:table-cell table:style-name="Taula6.A5" office:value-type="string">
            <text:p text:style-name="P72"/>
          </table:table-cell>
          <table:table-cell table:style-name="Taula6.B5" office:value-type="string">
            <text:p text:style-name="P72"/>
          </table:table-cell>
          <table:table-cell table:style-name="Taula6.C5" office:value-type="string">
            <text:p text:style-name="P72"/>
          </table:table-cell>
        </table:table-row>
        <table:table-row table:style-name="Taula6.1">
          <table:table-cell table:style-name="Taula6.A6" office:value-type="string">
            <text:p text:style-name="P72"/>
          </table:table-cell>
          <table:table-cell table:style-name="Taula6.B6" office:value-type="string">
            <text:p text:style-name="P72"/>
          </table:table-cell>
          <table:table-cell table:style-name="Taula6.C6" office:value-type="string">
            <text:p text:style-name="P72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7"><text:a xlink:type="simple" xlink:href="#__RefHeading___Toc21421_3940995463" text:style-name="Index_20_Link" text:visited-style-name="Index_20_Link">Control de versions del document<text:tab/>2</text:a></text:p>
          <text:p text:style-name="P87"><text:a xlink:type="simple" xlink:href="#__RefHeading___Toc21295_3940995463" text:style-name="Index_20_Link" text:visited-style-name="Index_20_Link">1. Històric de versions<text:tab/>4</text:a></text:p>
          <text:p text:style-name="P86"><text:a xlink:type="simple" xlink:href="#__RefHeading___Toc19787_3508694843" text:style-name="Index_20_Link" text:visited-style-name="Index_20_Link">1.1. v3.2.96<text:tab/>4</text:a></text:p>
          <text:p text:style-name="P86"><text:a xlink:type="simple" xlink:href="#__RefHeading___Toc38092_687897089" text:style-name="Index_20_Link" text:visited-style-name="Index_20_Link">1.2. v3.2.97<text:tab/>5</text:a></text:p>
          <text:p text:style-name="P86"><text:a xlink:type="simple" xlink:href="#__RefHeading___Toc38377_14971827" text:style-name="Index_20_Link" text:visited-style-name="Index_20_Link">1.3. v3.2.98<text:tab/>6</text:a></text:p>
          <text:p text:style-name="P86"><text:a xlink:type="simple" xlink:href="#__RefHeading___Toc18081_506569814" text:style-name="Index_20_Link" text:visited-style-name="Index_20_Link">1.4. v3.2.99<text:tab/>7</text:a></text:p>
          <text:p text:style-name="P86"><text:a xlink:type="simple" xlink:href="#__RefHeading___Toc18081_5065698141" text:style-name="Index_20_Link" text:visited-style-name="Index_20_Link">1.5. v3.2.100<text:tab/>8</text:a></text:p>
          <text:p text:style-name="P86"><text:a xlink:type="simple" xlink:href="#__RefHeading___Toc77409_61972128" text:style-name="Index_20_Link" text:visited-style-name="Index_20_Link">1.6. v3.2.101<text:tab/>9</text:a></text:p>
          <text:p text:style-name="P86"><text:a xlink:type="simple" xlink:href="#__RefHeading___Toc16729_526703748" text:style-name="Index_20_Link" text:visited-style-name="Index_20_Link">1.7. v3.2.102<text:tab/>10</text:a></text:p>
          <text:p text:style-name="P86"><text:a xlink:type="simple" xlink:href="#__RefHeading___Toc16729_5267037481" text:style-name="Index_20_Link" text:visited-style-name="Index_20_Link">1.8. v3.2.102a<text:tab/>11</text:a></text:p>
          <text:p text:style-name="P86"><text:a xlink:type="simple" xlink:href="#__RefHeading___Toc32902_519805004" text:style-name="Index_20_Link" text:visited-style-name="Index_20_Link">1.9. v3.2.103<text:tab/>12</text:a></text:p>
        </text:index-body>
      </text:table-of-content>
      <text:p text:style-name="P5"/>
      <text:list xml:id="list104460002617458" text:continue-numbering="true" text:style-name="Outline">
        <text:list-item>
          <text:h text:style-name="P9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8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22"><text:tab/>26/10/2018</text:p>
      <text:p text:style-name="P22">Resum: </text:p>
      <text:p text:style-name="P22"><text:tab/>Resolució d'errors relacionats amb l'Arxiu digital de la CAIB.</text:p>
      <text:p text:style-name="P22"/>
      <text:p text:style-name="P19"><text:span text:style-name="T5">Canvis realitzats en la versió </text:span><text:a xlink:type="simple" xlink:href="https://github.com/GovernIB/helium/milestone/46" text:style-name="Internet_20_link" text:visited-style-name="Visited_20_Internet_20_Link">3.2.96</text:a><text:span text:style-name="T5">:</text:span></text:p>
      <text:list xml:id="list1914059412" text:style-name="L1">
        <text:list-item>
          <text:p text:style-name="P78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4">.</text:span></text:p>
        </text:list-item>
        <text:list-item text:style-override="L2">
          <text:p text:style-name="P81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4">.</text:span></text:p>
        </text:list-item>
        <text:list-item text:style-override="L3">
          <text:p text:style-name="P82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4">.</text:span></text:p>
        </text:list-item>
        <text:list-item text:style-override="L4">
          <text:p text:style-name="P83"><text:a xlink:type="simple" xlink:href="https://github.com/GovernIB/helium/issues/1182" text:style-name="Internet_20_link" text:visited-style-name="Visited_20_Internet_20_Link">#1182</text:a> Comportament erroni firmant amb applet<text:span text:style-name="T4">.</text:span></text:p>
        </text:list-item>
        <text:list-item text:style-override="L5">
          <text:p text:style-name="P84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4">.</text:span></text:p>
        </text:list-item>
        <text:list-item text:style-override="L6">
          <text:p text:style-name="P85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4">.</text:span></text:p>
        </text:list-item>
        <text:list-item text:style-override="L7">
          <text:p text:style-name="P79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4">.</text:span></text:p>
        </text:list-item>
      </text:list>
      <text:p text:style-name="P9"/>
      <text:p text:style-name="P10">Base de dades:<text:span text:style-name="T3"> </text:span></text:p>
      <text:p text:style-name="P22"><text:tab/>Sense canvis</text:p>
      <text:p text:style-name="P9"/>
      <text:p text:style-name="P8"><text:span text:style-name="T4">Propietats globals</text:span>: </text:p>
      <text:list xml:id="list2475110623" text:style-name="L8">
        <text:list-item>
          <text:p text:style-name="P99"><text:span text:style-name="T3">Afegir la propietat </text:span><text:span text:style-name="T6">app.arxiu.verificacio.baseurl</text:span><text:span text:style-name="T7"> </text:span><text:span text:style-name="T9">pe</text:span>r poder visualitzar els detalls de les signatures dels documents signats a l'<text:span text:style-name="T9">A</text:span>rxiu<text:span text:style-name="T9"> amb </text:span>la URL del servei de CONCSV. <text:span text:style-name="T9">S'han de configurar les propietats de </text:span>l'entorn amb el valor correcte del servei CONCSV<text:span text:style-name="T9"> en el cas d'integrar-se amb l'Arxiu digital.</text:span> U<text:span text:style-name="T9">E</text:span>xemple de l'entorn de DES.</text:p>
          <text:p text:style-name="P9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57"><text:span text:style-name="T8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8">https://dev.caib.es/concsv/view.xhtml?hash=</text:span></text:a> </text:p>
          </table:table-cell>
        </table:table-row>
      </table:table>
      <text:p text:style-name="P21"/>
      <text:p text:style-name="P21"/>
      <text:list xml:id="list104460501753955" text:continue-list="list104460002617458" text:style-name="Outline">
        <text:list-item>
          <text:list>
            <text:list-item>
              <text:h text:style-name="P89" text:outline-level="2"><text:bookmark-start text:name="__RefHeading___Toc38092_687897089"/>v3.2.9<text:span text:style-name="T10">7</text:span><text:bookmark-end text:name="__RefHeading___Toc38092_687897089"/></text:h>
            </text:list-item>
          </text:list>
        </text:list-item>
      </text:list>
      <text:p text:style-name="P11">Data: </text:p>
      <text:p text:style-name="P23"><text:tab/><text:span text:style-name="T10">30</text:span>/10/2018</text:p>
      <text:p text:style-name="P23">Resum: </text:p>
      <text:p text:style-name="P23"><text:tab/><text:span text:style-name="T10">Conversió a PDF dels documents no signats en finalitzar un expedient integrat amb l'Arxiu</text:span>.</text:p>
      <text:p text:style-name="P23"/>
      <text:p text:style-name="P40"><text:span text:style-name="T5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10">7</text:span></text:a><text:span text:style-name="T10">:</text:span></text:p>
      <text:list xml:id="list104460332985119" text:continue-list="list1914059412" text:style-name="L1">
        <text:list-item>
          <text:p text:style-name="P76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10">.</text:span></text:p>
        </text:list-item>
        <text:list-item>
          <text:p text:style-name="P76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10">.</text:span></text:p>
        </text:list-item>
        <text:list-item text:style-override="L9">
          <text:p text:style-name="P80"><text:a xlink:type="simple" xlink:href="https://github.com/GovernIB/helium/issues/1182" text:style-name="Internet_20_link" text:visited-style-name="Visited_20_Internet_20_Link">#1182</text:a> Comportament erroni firmant amb applet<text:span text:style-name="T10">.</text:span></text:p>
        </text:list-item>
      </text:list>
      <text:p text:style-name="P11"/>
      <text:p text:style-name="P11">Base de dades:<text:span text:style-name="T3"> </text:span></text:p>
      <text:p text:style-name="P23"><text:tab/>Sense canvis</text:p>
      <text:p text:style-name="P11"/>
      <text:p text:style-name="P24">Propietats globals: </text:p>
      <text:p text:style-name="P41"><text:tab/>Sense canvis</text:p>
      <text:p text:style-name="P41"/>
      <text:list xml:id="list104460883346799" text:continue-list="list104460501753955" text:style-name="Outline">
        <text:list-item>
          <text:list>
            <text:list-item>
              <text:h text:style-name="P90" text:outline-level="2"><text:bookmark-start text:name="__RefHeading___Toc38377_14971827"/>v3.2.9<text:span text:style-name="T11">8</text:span><text:bookmark-end text:name="__RefHeading___Toc38377_14971827"/></text:h>
            </text:list-item>
          </text:list>
        </text:list-item>
      </text:list>
      <text:p text:style-name="P12">Data: </text:p>
      <text:p text:style-name="P32"><text:tab/><text:span text:style-name="T11">07</text:span>/1<text:span text:style-name="T11">1</text:span>/2018</text:p>
      <text:p text:style-name="P32">Resum: </text:p>
      <text:p text:style-name="P32"><text:tab/><text:span text:style-name="T11">Correccions errors amb custòdia documental.</text:span></text:p>
      <text:p text:style-name="P32"/>
      <text:p text:style-name="P48"><text:span text:style-name="T5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1">8</text:span></text:a><text:span text:style-name="T11">:</text:span></text:p>
      <text:list xml:id="list104460592485710" text:continue-list="list104460332985119" text:style-name="L1">
        <text:list-item>
          <text:p text:style-name="P77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1">.</text:span></text:p>
        </text:list-item>
        <text:list-item>
          <text:p text:style-name="P77"><text:a xlink:type="simple" xlink:href="https://github.com/GovernIB/helium/issues/1224" text:style-name="Internet_20_link" text:visited-style-name="Visited_20_Internet_20_Link">#1224</text:a> Error guardant un document firmat a custòdia<text:span text:style-name="T11">.</text:span></text:p>
        </text:list-item>
        <text:list-item>
          <text:p text:style-name="P77"><text:a xlink:type="simple" xlink:href="https://github.com/GovernIB/helium/issues/1226" text:style-name="Internet_20_link" text:visited-style-name="Visited_20_Internet_20_Link">#1226</text:a> Error custodiant document firmat tramitació tasca<text:span text:style-name="T12">.</text:span></text:p>
        </text:list-item>
        <text:list-item>
          <text:p text:style-name="P77"><text:a xlink:type="simple" xlink:href="https://github.com/GovernIB/helium/issues/1227" text:style-name="Internet_20_link" text:visited-style-name="Visited_20_Internet_20_Link"><text:span text:style-name="T13">#1227</text:span></text:a> El botó de tancar finestra applet firma no funciona<text:span text:style-name="T12">.</text:span></text:p>
        </text:list-item>
        <text:list-item>
          <text:p text:style-name="P77"><text:a xlink:type="simple" xlink:href="https://github.com/GovernIB/helium/issues/1229" text:style-name="Internet_20_link" text:visited-style-name="Visited_20_Internet_20_Link"><text:span text:style-name="T13">#1229</text:span></text:a> Error conversió documents en la migració d'un expedient a l'Arxiu<text:span text:style-name="T17">.</text:span></text:p>
        </text:list-item>
        <text:list-item>
          <text:p text:style-name="P77"><text:a xlink:type="simple" xlink:href="https://github.com/GovernIB/helium/issues/1231" text:style-name="Internet_20_link" text:visited-style-name="Visited_20_Internet_20_Link"><text:span text:style-name="T13">#1231</text:span></text:a> Error en la entrada de document al Registre<text:span text:style-name="T21"> amb el </text:span><text:span text:style-name="T18">handler</text:span><text:span text:style-name="T14"> </text:span><text:span text:style-name="T18">RegistreEntradaHandler</text:span><text:span text:style-name="T21">.</text:span></text:p>
        </text:list-item>
      </text:list>
      <text:p text:style-name="P12"/>
      <text:p text:style-name="P12">Base de dades:<text:span text:style-name="T3"> </text:span></text:p>
      <text:p text:style-name="P32"><text:tab/>Sense canvis</text:p>
      <text:p text:style-name="P12"/>
      <text:p text:style-name="P25">Propietats globals: </text:p>
      <text:p text:style-name="P42"><text:tab/>Sense canvis</text:p>
      <text:p text:style-name="P42"/>
      <text:list xml:id="list104459359446725" text:continue-list="list104460883346799" text:style-name="Outline">
        <text:list-item>
          <text:list>
            <text:list-item>
              <text:h text:style-name="P91" text:outline-level="2"><text:bookmark-start text:name="__RefHeading___Toc18081_506569814"/>v3.2.9<text:span text:style-name="T22">9</text:span><text:bookmark-end text:name="__RefHeading___Toc18081_506569814"/></text:h>
            </text:list-item>
          </text:list>
        </text:list-item>
      </text:list>
      <text:p text:style-name="P13">Data: </text:p>
      <text:p text:style-name="P33"><text:tab/><text:span text:style-name="T22">05</text:span>/1<text:span text:style-name="T22">2</text:span>/2018</text:p>
      <text:p text:style-name="P33">Resum: </text:p>
      <text:p text:style-name="P33"><text:tab/><text:span text:style-name="T22">Diverses correccions, estadístiques per entorn i modificacions menors.</text:span></text:p>
      <text:p text:style-name="P33"/>
      <text:p text:style-name="P49"><text:bookmark-start text:name="__DdeLink__18082_506569814"/><text:span text:style-name="T5">Canvis realitzats en la versió </text:span><text:a xlink:type="simple" xlink:href="https://github.com/GovernIB/helium/milestone/49?closed=1" text:style-name="Internet_20_link" text:visited-style-name="Visited_20_Internet_20_Link"><text:span text:style-name="T5">3.2.99</text:span></text:a><text:span text:style-name="T5">:</text:span></text:p>
      <text:p text:style-name="P49"/>
      <text:list xml:id="list2245727064" text:style-name="L10">
        <text:list-item>
          <text:p text:style-name="P10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0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0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0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0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0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0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0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0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0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0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0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0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0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0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0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0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3"> </text:span></text:p>
      <text:p text:style-name="P33"><text:tab/>Sense canvis</text:p>
      <text:p text:style-name="P13"/>
      <text:p text:style-name="P26">Propietats globals: </text:p>
      <text:p text:style-name="P43"><text:tab/>Sense canvis</text:p>
      <text:p text:style-name="P43"/>
      <text:p text:style-name="P44"/>
      <text:list xml:id="list104459428036537" text:continue-list="list104459359446725" text:style-name="Outline">
        <text:list-item>
          <text:list>
            <text:list-item>
              <text:h text:style-name="P92" text:outline-level="2"><text:bookmark-start text:name="__RefHeading___Toc18081_5065698141"/>v3.2.<text:span text:style-name="T23">100</text:span><text:bookmark-end text:name="__RefHeading___Toc18081_5065698141"/></text:h>
            </text:list-item>
          </text:list>
        </text:list-item>
      </text:list>
      <text:p text:style-name="P14">Data: </text:p>
      <text:p text:style-name="P34"><text:tab/><text:span text:style-name="T23">11</text:span>/1<text:span text:style-name="T22">2</text:span>/2018</text:p>
      <text:p text:style-name="P34">Resum: </text:p>
      <text:p text:style-name="P34"><text:tab/><text:span text:style-name="T23">Correccions menors per solucionar problemes trobats a la versió 3.2.99.</text:span></text:p>
      <text:p text:style-name="P34"/>
      <text:p text:style-name="P50"><text:bookmark-start text:name="__DdeLink__18082_5065698141"/><text:span text:style-name="T5">Canvis realitzats en la versió </text:span><text:a xlink:type="simple" xlink:href="https://github.com/GovernIB/helium/milestone/50?closed=1" text:style-name="Internet_20_link" text:visited-style-name="Visited_20_Internet_20_Link"><text:span text:style-name="T5">3.2.100</text:span></text:a><text:span text:style-name="T5">:</text:span></text:p>
      <text:p text:style-name="P50"/>
      <text:list xml:id="list104459094417365" text:continue-list="list2245727064" text:style-name="L10">
        <text:list-item>
          <text:p text:style-name="P101"><text:a xlink:type="simple" xlink:href="https://github.com/GovernIB/helium/issues/1222" text:style-name="Internet_20_link" text:visited-style-name="Visited_20_Internet_20_Link">#1222</text:a> Error modificant document adjunta a l'expedient<text:span text:style-name="T23">.</text:span></text:p>
        </text:list-item>
        <text:list-item>
          <text:p text:style-name="P10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3"> </text:span></text:p>
      <text:p text:style-name="P34"><text:tab/>Sense canvis</text:p>
      <text:p text:style-name="P14"/>
      <text:p text:style-name="P27">Propietats globals: </text:p>
      <text:p text:style-name="P44"><text:tab/>Sen<text:span text:style-name="T23">se canvis</text:span></text:p>
      <text:p text:style-name="P44"/>
      <text:list xml:id="list104460453514497" text:continue-list="list104459428036537" text:style-name="Outline">
        <text:list-item>
          <text:list>
            <text:list-item>
              <text:h text:style-name="P93" text:outline-level="2"><text:bookmark-start text:name="__RefHeading___Toc77409_61972128"/>v3.2.<text:span text:style-name="T23">101</text:span><text:bookmark-end text:name="__RefHeading___Toc77409_61972128"/></text:h>
            </text:list-item>
          </text:list>
        </text:list-item>
      </text:list>
      <text:p text:style-name="P15">Data: </text:p>
      <text:p text:style-name="P35"><text:tab/><text:span text:style-name="T24">16</text:span>/<text:span text:style-name="T24">01</text:span>/201<text:span text:style-name="T24">9</text:span></text:p>
      <text:p text:style-name="P35">Resum: </text:p>
      <text:p text:style-name="P36"><text:tab/>Correcció d'error amb enviament de documents a portasignatures des de un subproces<text:span text:style-name="T24">.</text:span></text:p>
      <text:p text:style-name="P35"/>
      <text:p text:style-name="P51"><text:bookmark-start text:name="__DdeLink__18082_50656981411"/><text:span text:style-name="T5">Canvis realitzats en la versió </text:span><text:a xlink:type="simple" xlink:href="https://github.com/GovernIB/helium/milestone/52?closed=1" text:style-name="Internet_20_link" text:visited-style-name="Visited_20_Internet_20_Link"><text:span text:style-name="T5">3.2.101</text:span></text:a><text:span text:style-name="T5">:</text:span></text:p>
      <text:p text:style-name="P51"/>
      <text:list xml:id="list104458869954302" text:continue-list="list104459094417365" text:style-name="L10">
        <text:list-item>
          <text:p text:style-name="P10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3"> </text:span></text:p>
      <text:p text:style-name="P35"><text:tab/>Sense canvis</text:p>
      <text:p text:style-name="P15"/>
      <text:p text:style-name="P28">Propietats globals: </text:p>
      <text:p text:style-name="P45"><text:tab/>Sen<text:span text:style-name="T23">se canvis</text:span></text:p>
      <text:list xml:id="list104460294353494" text:continue-list="list104460453514497" text:style-name="Outline">
        <text:list-item>
          <text:list>
            <text:list-item>
              <text:h text:style-name="P9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37"><text:tab/><text:span text:style-name="T25">24</text:span>/<text:span text:style-name="T24">01</text:span>/201<text:span text:style-name="T24">9</text:span></text:p>
      <text:p text:style-name="P37">Resum: </text:p>
      <text:p text:style-name="P37"><text:tab/>Correcció <text:span text:style-name="T25">de diversos errors trobats a la versió 3.2.100</text:span></text:p>
      <text:p text:style-name="P37"/>
      <text:p text:style-name="P52"><text:bookmark-start text:name="__DdeLink__18082_506569814111"/><text:span text:style-name="T5">Canvis realitzats en la versió </text:span><text:a xlink:type="simple" xlink:href="https://github.com/GovernIB/helium/milestone/51?closed=1" text:style-name="Internet_20_link" text:visited-style-name="Visited_20_Internet_20_Link"><text:span text:style-name="T5">3.2.102</text:span></text:a><text:span text:style-name="T5">:</text:span></text:p>
      <text:p text:style-name="P52"/>
      <text:list xml:id="list104458904570529" text:continue-list="list104458869954302" text:style-name="L10">
        <text:list-item>
          <text:p text:style-name="P10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0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0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0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0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0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0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0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3"> </text:span></text:p>
      <text:p text:style-name="P16"/>
      <text:list xml:id="list108788576" text:style-name="L11">
        <text:list-item>
          <text:p text:style-name="P106">Canvis realitzats a nivell de BBDD:</text:p>
          <text:list>
            <text:list-item>
              <text:p text:style-name="P107"><text:span text:style-name="T32">Modificades taules </text:span><text:span text:style-name="T20">HEL_REPRO </text:span><text:span text:style-name="T16">i </text:span><text:span text:style-name="T20">HEL_TASCA</text:span><text:span text:style-name="T16"> per adaptar-les a la nova funcionalitat de “repros” per tasques concretes.</text:span></text:p>
            </text:list-item>
            <text:list-item>
              <text:p text:style-name="P108"><text:span text:style-name="T15">Creada nova taula </text:span><text:span text:style-name="T19">HEL_DOCUMENT_NOTIFICACIO </text:span><text:span text:style-name="T15">i modificades les taules </text:span><text:span text:style-name="T19">HEL_EXPEDIENT_TIPUS</text:span><text:span text:style-name="T15"> i </text:span><text:span text:style-name="T19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109"><text:span text:style-name="T33">Script de modificació per aplicar els canvis</text:span>:</text:p>
        </text:list-item>
      </text:list>
      <text:list xml:id="list2557584463" text:style-name="L12">
        <text:list-item>
          <text:p text:style-name="P110">helium_update_3.2.102.sql</text:p>
        </text:list-item>
      </text:list>
      <text:p text:style-name="P16"/>
      <text:p text:style-name="P29">Propietats globals: </text:p>
      <text:p text:style-name="P29"/>
      <text:list xml:id="list1060025527" text:style-name="L13">
        <text:list-item>
          <text:p text:style-name="P113">Afegides propietats <text:span text:style-name="T31">globals</text:span> <text:span text:style-name="T27">app.notificacio.plugin</text:span><text:span text:style-name="T28"> </text:span><text:span text:style-name="T29">per poder integrar helium amb Notib.</text:span></text:p>
          <text:p text:style-name="P114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53">##############################</text:p>
            <text:p text:style-name="P74"># <text:tab/>Integració amb NOTIB <text:s text:c="2"/>#</text:p>
            <text:p text:style-name="P74">##############################</text:p>
            <text:p text:style-name="P73"><text:span text:style-name="T26">app.notificacio.plugin.class=</text:span><text:span text:style-name="T30">net.conselldemallorca.helium.integracio.plugins.notificacio.NotificacioPluginNotib</text:span></text:p>
            <text:p text:style-name="P73"><text:span text:style-name="T26">app.notificacio.plugin.url=</text:span><text:span text:style-name="T30">http://localhost:8180/notib</text:span></text:p>
            <text:p text:style-name="P73"><text:span text:style-name="T26">app.notificacio.plugin.username=</text:span><text:span text:style-name="T30">helapp</text:span></text:p>
            <text:p text:style-name="P20"><text:span text:style-name="T26">app.notificacio.plugin.password=</text:span><text:span text:style-name="T30">helapp</text:span></text:p>
          </table:table-cell>
        </table:table-row>
      </table:table>
      <text:p text:style-name="P46"/>
      <text:p text:style-name="P46"/>
      <text:p text:style-name="P47"><text:tab/>Sen<text:span text:style-name="T23">se canvis</text:span></text:p>
      <text:list xml:id="list104460359764366" text:continue-list="list104460294353494" text:style-name="Outline">
        <text:list-item>
          <text:list>
            <text:list-item>
              <text:h text:style-name="P95" text:outline-level="2"><text:bookmark-start text:name="__RefHeading___Toc16729_5267037481"/>v3.2.102<text:span text:style-name="T34">a </text:span><text:bookmark-end text:name="__RefHeading___Toc16729_5267037481"/></text:h>
            </text:list-item>
          </text:list>
        </text:list-item>
      </text:list>
      <text:p text:style-name="P17">Data: </text:p>
      <text:p text:style-name="P38"><text:tab/><text:span text:style-name="T34">22</text:span>/<text:span text:style-name="T24">02</text:span>/201<text:span text:style-name="T24">9</text:span></text:p>
      <text:p text:style-name="P38">Resum: </text:p>
      <text:p text:style-name="P38"><text:tab/><text:span text:style-name="T34">Error urgent plugin de tramitació amb SISTRA. Es detecta un error dels expedients donats d'alta des de SISTRA i es resol.</text:span></text:p>
      <text:p text:style-name="P38"/>
      <text:p text:style-name="P54"><text:bookmark-start text:name="__DdeLink__18082_5065698141111"/><text:span text:style-name="T5">Canvis realitzats en la versió </text:span><text:a xlink:type="simple" xlink:href="https://github.com/GovernIB/helium/releases/tag/Helium_3.2.102.p1" text:style-name="Internet_20_link" text:visited-style-name="Visited_20_Internet_20_Link"><text:span text:style-name="T5">3.2.102a</text:span></text:a><text:span text:style-name="T5">:</text:span></text:p>
      <text:p text:style-name="P54"/>
      <text:list xml:id="list104460142891974" text:continue-list="list104458904570529" text:style-name="L10">
        <text:list-item>
          <text:p text:style-name="P104"><text:a xlink:type="simple" xlink:href="https://github.com/GovernIB/helium/issues/1275" text:style-name="Internet_20_link" text:visited-style-name="Visited_20_Internet_20_Link"><text:span text:style-name="T3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3"> </text:span></text:p>
      <text:p text:style-name="P17"/>
      <text:list xml:id="list3230230732" text:style-name="L14">
        <text:list-item>
          <text:p text:style-name="P111">Sense canvis</text:p>
        </text:list-item>
      </text:list>
      <text:p text:style-name="P17"/>
      <text:p text:style-name="P30">Propietats globals: </text:p>
      <text:p text:style-name="P30"/>
      <text:list xml:id="list355065936" text:style-name="L15">
        <text:list-item>
          <text:p text:style-name="P116"><text:span text:style-name="T29">S</text:span><text:span text:style-name="T28">ense canvis</text:span></text:p>
        </text:list-item>
      </text:list>
      <text:p text:style-name="P75"/>
      <text:list xml:id="list104459007118533" text:continue-list="list104460359764366" text:style-name="Outline">
        <text:list-item>
          <text:list>
            <text:list-item>
              <text:h text:style-name="P96" text:outline-level="2"><text:bookmark-start text:name="__RefHeading___Toc32902_519805004"/>v3.2.10<text:span text:style-name="T35">3</text:span><text:bookmark-end text:name="__RefHeading___Toc32902_519805004"/></text:h>
            </text:list-item>
          </text:list>
        </text:list-item>
      </text:list>
      <text:p text:style-name="P18">Data: </text:p>
      <text:p text:style-name="P39"><text:tab/><text:span text:style-name="T34">26</text:span>/<text:span text:style-name="T24">02</text:span>/201<text:span text:style-name="T24">9</text:span></text:p>
      <text:p text:style-name="P39">Resum: </text:p>
      <text:p text:style-name="P39"><text:tab/><text:span text:style-name="T35">Resolució de diferents errors.</text:span></text:p>
      <text:p text:style-name="P39"/>
      <text:p text:style-name="P55"><text:bookmark-start text:name="__DdeLink__18082_50656981411111"/><text:span text:style-name="T5">Canvis realitzats en la versió </text:span><text:a xlink:type="simple" xlink:href="https://github.com/GovernIB/helium/milestone/53?closed=1" text:style-name="Internet_20_link" text:visited-style-name="Visited_20_Internet_20_Link"><text:span text:style-name="T5">3.2.103</text:span></text:a><text:span text:style-name="T5">:</text:span></text:p>
      <text:p text:style-name="P55"/>
      <text:list xml:id="list104459405787406" text:continue-list="list104460142891974" text:style-name="L10">
        <text:list-item>
          <text:p text:style-name="P10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0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0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0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0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0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0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0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3"> </text:span></text:p>
      <text:p text:style-name="P18"/>
      <text:list xml:id="list2100889677" text:style-name="L16">
        <text:list-item>
          <text:p text:style-name="P112">Sense canvis</text:p>
        </text:list-item>
      </text:list>
      <text:p text:style-name="P18"/>
      <text:p text:style-name="P31">Propietats globals: </text:p>
      <text:p text:style-name="P31"/>
      <text:list xml:id="list4036179029" text:style-name="L17">
        <text:list-item>
          <text:p text:style-name="P115"><text:span text:style-name="T31">S</text:span>ense canvis</text:p>
        </text:list-item>
      </text:list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2</text:page-number></text:span><text:span text:style-name="MT1"><text:s/>/ </text:span><text:span text:style-name="MT1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2-26T10:44:58.742000176">26/02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4H28M31S</meta:editing-duration>
    <meta:editing-cycles>27</meta:editing-cycles>
    <meta:generator>LibreOffice/6.0.1.1$Windows_x86 LibreOffice_project/60bfb1526849283ce2491346ed2aa51c465abfe6</meta:generator>
    <dc:date>2019-02-26T10:44:58.440000000</dc:date>
    <meta:document-statistic meta:table-count="8" meta:image-count="0" meta:object-count="0" meta:page-count="12" meta:paragraph-count="207" meta:word-count="1144" meta:character-count="7572" meta:non-whitespace-character-count="6619"/>
  </office:meta>
</office:document-meta>
</file>